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bb87" officeooo:paragraph-rsid="000abb87"/>
    </style:style>
    <style:style style:name="P2" style:family="paragraph" style:parent-style-name="Standard">
      <style:text-properties officeooo:rsid="000abb87" officeooo:paragraph-rsid="000ba3c6"/>
    </style:style>
    <style:style style:name="P3" style:family="paragraph" style:parent-style-name="Standard">
      <style:text-properties officeooo:rsid="000abb87" officeooo:paragraph-rsid="000abb87"/>
    </style:style>
    <style:style style:name="P4" style:family="paragraph" style:parent-style-name="Standard">
      <style:text-properties officeooo:rsid="000e180c" officeooo:paragraph-rsid="000e180c"/>
    </style:style>
    <style:style style:name="P5" style:family="paragraph" style:parent-style-name="Standard">
      <style:text-properties officeooo:rsid="000eaeef" officeooo:paragraph-rsid="000eaeef"/>
    </style:style>
    <style:style style:name="P6" style:family="paragraph" style:parent-style-name="Standard">
      <style:text-properties officeooo:rsid="000f918e" officeooo:paragraph-rsid="000f918e"/>
    </style:style>
    <style:style style:name="T1" style:family="text">
      <style:text-properties officeooo:rsid="000ba3c6"/>
    </style:style>
    <style:style style:name="T2" style:family="text">
      <style:text-properties officeooo:rsid="000e18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труктура.</text:p>
      <text:p text:style-name="P1">Структура модульная. На данный момент работает 3 модуля, автозапускаемые с помощью sh (starter.sh) и 3 интерфейса полностью разграниченные. </text:p>
      <text:p text:style-name="P1">Модули:</text:p>
      <text:p text:style-name="P1">-мониторинга записи recjrd</text:p>
      <text:p text:style-name="P1">-мониторинга события в кадре modect</text:p>
      <text:p text:style-name="P1">-сборщика события.</text:p>
      <text:p text:style-name="P1">Интерфейсы:</text:p>
      <text:p text:style-name="P1">-аппаратный интерфейс</text:p>
      <text:p text:style-name="P1">-веб-интерфейс пользователя</text:p>
      <text:p text:style-name="P1">-веб-интерфейс администратора.</text:p>
      <text:p text:style-name="P1"/>
      <text:p text:style-name="P1">Все изображения храняться в папке images, стили в папке CSS (style – пользовательский, style_tools – административный, style-settings – стиль модальных окон). Корень приложения содержит папку admin, в которой расположен интерфейс администратора, в папке модули хранятся модули.</text:p>
      <text:p text:style-name="P1"/>
      <text:p text:style-name="P1">Язык, используемый для приложения PHP + bash + html и остальные прикладные языки (JS, HTML, CSS).</text:p>
      <text:p text:style-name="P1"/>
      <text:p text:style-name="P1">Модуль record.</text:p>
      <text:p text:style-name="P1">Модуль состоит из основной страницы, в которой происходит инициализация всех устройств, внесенных в систему, на данный момент <text:s/>технические неполадки сети и оборудования никак не отслеживаются на программном уровне. Далее параметрры устройства передаются ядру модуля, который проверяет наличие записи и длительность записи в соответствии с конфигурацией системы. Запись с устройств ведется в фоновом режиме, при превыщении заданного времени запись начинается под новым процессом в новый файл, старый же файл может быть использован модулем сбора события для расширения временного интервала события. </text:p>
      <text:p text:style-name="P1">На этом этапе класс record независим ни от каких внешних функций, кроме циклического стартера. </text:p>
      <text:p text:style-name="P1">Модуль вызывается как при запуске приложения, так и при процедуре завершения процесса.</text:p>
      <text:p text:style-name="P1">В работе используется стандартный ffmpeg системы. Запись пишется в файл avi в modules/record/devices/NANE OF DEVICE/record.avi, при перезапуске старая копия пересохраняется под другим именем record_old.avi. <text:span text:style-name="T1">Пид процесса хранится там же.</text:span></text:p>
      <text:p text:style-name="P4">Структура модуля и принцип работы.</text:p>
      <text:p text:style-name="P4">Состоит из обработчика сущностей (камер в системе) и класса работающего непосредственно с записью через системное средство записи (в данный момент это ffmpeg). В классе record присутствуют три класса: 1 startrecord -начинает запись для каждой из сущностей, получив значение параметров камеры из обработчика, если таковая не идет на данный момент,все системные действия стартуют под своим пид, в фоновом режиме; 2 CheckAndRestart – метод сверяет текущее время с записанным в базу значением начала записи, при этом метод работает независимо от параметров обработчика (извлекает все сущности самостоятельно), на основании данных сверки проверяет со значением в файле конфигурации, если значение больше максимально установленного останавливает запись, при этом проверяет на наличие зарегистрированных событий, если их нет, то перестартует запись первым методом и логирует действие в общий лог; 3 – EndRecord – завершает принудительно запись, запускается только при остановке приложения пользователем(очищает все лишние файлы, завершает процессы в базе и убивает все процессы по пидам), для его запуска достаточно использовать команду <text:s/>/var/www/html/blind.sh <text:s/>e.</text:p>
      <text:p text:style-name="P1"/>
      <text:p text:style-name="P1"><text:soft-page-break/>Модуль modect.</text:p>
      <text:p text:style-name="P1">Используется для определения движения в кадре. При работе использует imagic библиотеку сервера apache. После старта записи в цикле запускается этот модуль. Посредством ffmpeg он последовательно получает изображения из записи с интервалом 1-5 секунд, в зависимости от загруженности системы. Сравнивает их и регистрирует при необходимости начало или окончание записи события. Само событие формируется в другом модуле. </text:p>
      <text:p text:style-name="P1">Представлен модуль скриптом перебора доступных устройств и классом modect, содержащим следующие базовые функции: Start, End – то есть регистрация начала события, и регистрация конца события.</text:p>
      <text:p text:style-name="P2">Изображения собранные из записи при каждом цикле удаляются с помощью перебора массива файлов, имеющих расширения jpg, при том остаются только 2 младших. Все изображения технически хранятся в директории <text:s/>modules/record/devices/NANE OF DEVICE/ <text:span text:style-name="T1">и имеют вид frame_1\frame_2. С временем в имени. Пиды процессов хранятся в той же директории.</text:span></text:p>
      <text:p text:style-name="P1"/>
      <text:p text:style-name="P1">Модуль event.</text:p>
      <text:p text:style-name="P1">Как и все предыдущие модули запускает<text:span text:style-name="T2">ся</text:span> <text:span text:style-name="T2">из модуля modect при завершении события</text:span>. <text:span text:style-name="T2">Собирает видеофрагмент из отрезков записи: если запись была перезапущена в момент записи события - “выдергивает” фрагмент из record_old.avi, которая создается при перезапуске.</text:span></text:p>
      <text:p text:style-name="P4">Имеет 3 настройки: директорию сохранения видео, а также интервал перед записью и интервал после записи. Устанавливаются через административный интерфейс или нативно через текстовый редактор в файл interval.config. </text:p>
      <text:p text:style-name="P4">Принцип работы заключается в сравнении времени старта текущей записи и старта события, на основании чего происходит извлечение фрагмента со старой записи или его не происходит.</text:p>
      <text:p text:style-name="P4">Все даты переводятся в числовое значение секунд функцией strtotime, что позволяет сравнивать их по численному равенству.</text:p>
      <text:p text:style-name="P4"/>
      <text:p text:style-name="P5">Интерфейсы.</text:p>
      <text:p text:style-name="P5"/>
      <text:p text:style-name="P5">Пользовательский интерфейс.</text:p>
      <text:p text:style-name="P5">Для входа в польщовательский интерфейс реализован способ LDAP-аутентификации. Пользователь должен находиться в группе VideoUsers в AD. После авторизации логин записывается в сессию и пользователь попадает на основную страницу приложения, где для вывода данных используется класс show_class. В зависимости от GET параметра страницы он отображает либо список устройств (камер), либо список событий для этой камеры. Стиль отображения устанавливается в файле /css/style.css. </text:p>
      <text:p text:style-name="P5">В дальнейшем планируется добавить он-лайн трансляцию в ссылку каждой камеры для обзора риалтайм, а также отображение краткого лога и технической информации в левой части страницы. </text:p>
      <text:p text:style-name="P5">Менять какие-либо настройки из данного интерфейса невозможно.</text:p>
      <text:p text:style-name="P5"/>
      <text:p text:style-name="P5">Административный интерфейс.</text:p>
      <text:p text:style-name="P5">Авторизация реализована идентично пользовательскому интерфейсу, за исключением принадлежности к группе: пользователь должен быть членом группы VideoAdmins. На основной и единственной на данный момент странице перечислены ссылки для работы с сущностями таблицы “monitors” , а также для изменения настроек. Отображение статическое, стиль style-tools.css.</text:p>
      <text:p text:style-name="P5">Каждая ссылка открывает модальное окно JS, в котором в свою очередь при проведении необходимых действий форма, посредством POST запроса отправляет данные в скрипт соответствующей функции.</text:p>
      <text:p text:style-name="P5"><text:soft-page-break/>Структура функций: /admin(Административный интерфейс корень)/tools(файлы-обработчики отображения <text:s/>функции)./html(отображение)./functions(скрипты обработки). Для отображения используется стиль style-settings.css.</text:p>
      <text:p text:style-name="P5"/>
      <text:p text:style-name="P6">Установка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2:47:07.734450380</meta:creation-date>
    <meta:editing-duration>P1DT3H57M21S</meta:editing-duration>
    <meta:editing-cycles>5</meta:editing-cycles>
    <meta:generator>LibreOffice/5.1.4.2$Linux_X86_64 LibreOffice_project/10m0$Build-2</meta:generator>
    <dc:date>2016-10-13T18:05:06.348210870</dc:date>
    <meta:document-statistic meta:table-count="0" meta:image-count="0" meta:object-count="0" meta:page-count="3" meta:paragraph-count="38" meta:word-count="789" meta:character-count="6189" meta:non-whitespace-character-count="5419"/>
  </office:meta>
</office:document-meta>
</file>